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Perpetua" svg:font-family="Perpetua"/>
    <style:font-face style:name="Geneva" svg:font-family="Geneva" style:font-pitch="variable"/>
    <style:font-face style:name="Monaco" svg:font-family="Monaco" style:font-pitch="variable"/>
    <style:font-face style:name="Times" svg:font-family="Times" style:font-pitch="variable"/>
    <style:font-face style:name="New York" svg:font-family="'New York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.6264in"/>
        </style:tab-stops>
      </style:paragraph-properties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>
        <style:tab-stops>
          <style:tab-stop style:position="1.6264in"/>
        </style:tab-stops>
      </style:paragraph-properties>
      <style:text-properties style:font-name="Perpetua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>
        <style:tab-stops>
          <style:tab-stop style:position="1.6264in"/>
        </style:tab-stops>
      </style:paragraph-properties>
      <style:text-properties style:font-name="Times New Roman" fo:font-weight="normal" style:font-weight-asian="normal" style:font-weight-complex="normal"/>
    </style:style>
    <style:style style:name="P4" style:family="paragraph" style:parent-style-name="Standard">
      <style:paragraph-properties>
        <style:tab-stops>
          <style:tab-stop style:position="1.6264in"/>
        </style:tab-stops>
      </style:paragraph-properties>
      <style:text-properties style:font-name="Times New Roman"/>
    </style:style>
    <style:style style:name="P5" style:family="paragraph" style:parent-style-name="Standard">
      <style:paragraph-properties>
        <style:tab-stops>
          <style:tab-stop style:position="1.6264in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0.8091in"/>
          <style:tab-stop style:position="1.6264in"/>
        </style:tab-stops>
      </style:paragraph-properties>
    </style:style>
    <style:style style:name="P7" style:family="paragraph" style:parent-style-name="WP_5f_Normal">
      <style:paragraph-properties fo:text-align="center" style:justify-single-word="false"/>
      <style:text-properties style:font-name="Times" fo:font-weight="bold" style:font-weight-asian="bold"/>
    </style:style>
    <style:style style:name="P8" style:family="paragraph" style:parent-style-name="WP_5f_Normal">
      <style:paragraph-properties fo:margin-left="2.8925in" fo:margin-right="0in" fo:margin-top="0.1665in" fo:margin-bottom="0in" fo:text-align="center" style:justify-single-word="false" fo:text-indent="0in" style:auto-text-indent="false">
        <style:tab-stops>
          <style:tab-stop style:position="1.6264in"/>
        </style:tab-stops>
      </style:paragraph-properties>
      <style:text-properties style:font-name="Times" fo:font-style="italic" fo:font-weight="normal" style:font-style-asian="italic" style:font-weight-asian="normal" style:font-weight-complex="normal"/>
    </style:style>
    <style:style style:name="P9" style:family="paragraph" style:parent-style-name="Standard">
      <style:paragraph-properties>
        <style:tab-stops>
          <style:tab-stop style:position="0.8091in"/>
          <style:tab-stop style:position="1.6264in"/>
        </style:tab-stops>
      </style:paragraph-properties>
    </style:style>
    <style:style style:name="P10" style:family="paragraph" style:parent-style-name="Standard">
      <style:paragraph-properties style:shadow="none">
        <style:tab-stops>
          <style:tab-stop style:position="0.8091in"/>
          <style:tab-stop style:position="1.6264in"/>
        </style:tab-stops>
      </style:paragraph-properties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IPT courses at SMWare</text:p>
      <text:p text:style-name="P5"/>
      <text:p text:style-name="P7">Современный C++: конкретное и обобщенное программирование</text:p>
      <text:p text:style-name="P8">C makes it easy to shoot yourself in the foot; C++ makes it harder, but when you do, it blows away your whole leg – Bjarne Stroustrup</text:p>
      <text:p text:style-name="P1"/>
      <text:p text:style-name="P1">Основная информация</text:p>
      <text:p text:style-name="P5"/>
      <text:p text:style-name="P4">Продолжительность: <text:tab/>09.2015 – 05.2016 (2 семестра)</text:p>
      <text:p text:style-name="P4">Преподаватель: <text:tab/>Владимиров Константин Игоревич</text:p>
      <text:p text:style-name="P5"><text:span text:style-name="T1">email:<text:tab/></text:span><text:a xlink:type="simple" xlink:href="mailto:konstantin.vladimirov@gmail.com"><text:span text:style-name="T2">konstantin.vladimirov@gmail.com</text:span></text:a><text:span text:style-name="T1"> </text:span></text:p>
      <text:p text:style-name="P3">телефон: <text:tab/>+7-903-842-27-55</text:p>
      <text:p text:style-name="P5"/>
      <text:p text:style-name="P1">Программа курса</text:p>
      <text:p text:style-name="P5"/>
      <text:p text:style-name="P6">Часть 1. Основания C++</text:p>
      <text:p text:style-name="P6"/>
      <text:p text:style-name="P6">Лекция 1.<text:tab/>Основные языковые конструкции в C и C++</text:p>
      <text:p text:style-name="P6">Лекция 2.<text:tab/>Введение в стандарт языка</text:p>
      <text:p text:style-name="P6">Лекция 3.<text:tab/>Массивы, указатели, ссылки</text:p>
      <text:p text:style-name="P6">Лекция 4.<text:tab/>Переход от приемов C к приемам C++ </text:p>
      <text:p text:style-name="P6">Лекция 5.<text:tab/>Шаблоны функций</text:p>
      <text:p text:style-name="P6">Лекция 6.<text:tab/>[deep dive] Вывод типов в C++14 </text:p>
      <text:p text:style-name="P6"/>
      <text:p text:style-name="P6">Тест по основному C++: 10% итоговой оценки</text:p>
      <text:p text:style-name="P6"/>
      <text:p text:style-name="P6">Часть 2. Объектно-ориентированное программирование</text:p>
      <text:p text:style-name="P6"/>
      <text:p text:style-name="P6">Лекция 7.<text:tab/>ООП на C++, часть 1: Классы </text:p>
      <text:p text:style-name="P6">Лекция 8.<text:tab/>ООП на C++, часть 2: RAII, copy semantics</text:p>
      <text:p text:style-name="P6">Лекция 9.<text:tab/>[deep dive] Rvalue ссылки и move semantics в C++14</text:p>
      <text:p text:style-name="P6">Лекция 10.<text:tab/>ООП на C++, часть 3: Полиморфизм</text:p>
      <text:p text:style-name="P6">Лекция 11.<text:tab/>ООП на C++, часть 4: Наследование реализации</text:p>
      <text:p text:style-name="P6">Лекция 12.<text:tab/>ООП на C++, часть 5: Иерархии и RTTI</text:p>
      <text:p text:style-name="P6">Лекция 13.<text:tab/>[deep dive] Расширения в ООП для C++14 </text:p>
      <text:p text:style-name="P6"/>
      <text:p text:style-name="P6">Тест по ООП: 10% итоговой оценки</text:p>
      <text:p text:style-name="P6"/>
      <text:p text:style-name="P6">Часть 3. Обобщенное программирование </text:p>
      <text:p text:style-name="P6"/>
      <text:p text:style-name="P6">Лекция 14.<text:tab/>Шаблоны классов, часть 1: Специализация </text:p>
      <text:p text:style-name="P6">Лекция 15.<text:tab/>Шаблоны классов, часть 2: CRTP </text:p>
      <text:p text:style-name="P6">Лекция 16.<text:tab/>Шаблоны классов, часть 3: Нестандартные параметры шаблонов</text:p>
      <text:p text:style-name="P6">Лекция 17.<text:tab/>[deep dive] Вариабельные шаблоны в C++14 </text:p>
      <text:p text:style-name="P6">Лекция 18.<text:tab/>[deep dive] Лямбда-выражения в C++14 </text:p>
      <text:p text:style-name="P6">Лекция 19.<text:tab/>Шаблоны классов, часть 4: SFINAE </text:p>
      <text:p text:style-name="P6">Лекция 20.<text:tab/>Метапрограммирование на шаблонах </text:p>
      <text:p text:style-name="P6">Лекция 21.<text:tab/>[deep dive] Вычисления времени компиляции в C++14</text:p>
      <text:p text:style-name="P6"/>
      <text:p text:style-name="P6">Тест по обобщённому программированию: 10% итоговой оценки</text:p>
      <text:p text:style-name="P10"><text:soft-page-break/>Часть 4. Исключения</text:p>
      <text:p text:style-name="P6"/>
      <text:p text:style-name="P6">Лекция 22.<text:tab/>Исключения, часть 1: Генерация и обработка </text:p>
      <text:p text:style-name="P6">Лекция 23.<text:tab/>Исключения, часть 2: Безопасность исключений </text:p>
      <text:p text:style-name="P6">Лекция 24.<text:tab/>Исключения, часть 3: PImpl, тонкие вопросы</text:p>
      <text:p text:style-name="P6"/>
      <text:p text:style-name="P6">Тест по исключениям: 10% итоговой оценки</text:p>
      <text:p text:style-name="P6"/>
      <text:p text:style-name="P6">Часть 5. Стандартная библиотека</text:p>
      <text:p text:style-name="P6"/>
      <text:p text:style-name="P6">Лекция 25.<text:tab/>Последовательные контейнеры </text:p>
      <text:p text:style-name="P6">Лекция 26.<text:tab/>Итераторы </text:p>
      <text:p text:style-name="P6">Лекция 27.<text:tab/>Ассоциативные контейнеры </text:p>
      <text:p text:style-name="P6">Лекция 28.<text:tab/>Ввод и вывод </text:p>
      <text:p text:style-name="P6">Лекция 29.<text:tab/>Алгоритмы, часть 1: Немодифицирующие алгоритмы</text:p>
      <text:p text:style-name="P6">Лекция 30.<text:tab/>Алгоритмы, часть 2: Модифицирующие алгоритмы</text:p>
      <text:p text:style-name="P6">Лекция 31.<text:tab/>[deep dive] многопоточность в C++14 </text:p>
      <text:p text:style-name="P6">Лекция 32.<text:tab/>[deep dive] расширения стандартной библиотеки в C++14</text:p>
      <text:p text:style-name="P6"/>
      <text:p text:style-name="P6">Тест по стандартной библиотеке: 10% итоговой оценки</text:p>
      <text:p text:style-name="P6"/>
      <text:p text:style-name="P6">Итоговый экзамен: 50% итоговой оценки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Perpetua" svg:font-family="Perpetua"/>
    <style:font-face style:name="Geneva" svg:font-family="Geneva" style:font-pitch="variable"/>
    <style:font-face style:name="Monaco" svg:font-family="Monaco" style:font-pitch="variable"/>
    <style:font-face style:name="Times" svg:font-family="Times" style:font-pitch="variable"/>
    <style:font-face style:name="New York" svg:font-family="'New York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WP_5f_WP_20_Defaults" style:display-name="WP_WP Defaults" style:family="paragraph">
      <style:paragraph-properties fo:orphans="2" fo:widows="2"/>
      <style:text-properties style:use-window-font-color="true" style:font-name="Geneva" fo:font-size="12pt" fo:language="en" fo:country="US" style:font-name-asian="Arial" style:font-size-asian="12pt" style:font-name-complex="New York" style:font-size-complex="10pt" style:language-complex="ar" style:country-complex="SA"/>
    </style:style>
    <style:style style:name="WP_5f_Normal" style:display-name="WP_Normal" style:family="paragraph" style:parent-style-name="WP_5f_WP_20_Defaults">
      <style:text-properties style:font-name="Monac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5-09-01T10:21:03</meta:creation-date>
    <meta:generator>OpenOffice.org/3.2$Unix OpenOffice.org_project/320m12$Build-9483</meta:generator>
    <dc:date>2015-09-03T10:39:14</dc:date>
    <meta:editing-duration>PT03H38M51S</meta:editing-duration>
    <meta:editing-cycles>35</meta:editing-cycles>
    <meta:print-date>2015-09-03T10:20:37</meta:print-date>
    <meta:document-statistic meta:table-count="0" meta:image-count="0" meta:object-count="0" meta:page-count="2" meta:paragraph-count="52" meta:word-count="346" meta:character-count="2317"/>
  </office:meta>
</office:document-meta>
</file>